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729fcf" loext:fill-use-slide-background="false" draw:opacity="100%" draw:opacity-name="" draw:textarea-horizontal-align="justify" draw:textarea-vertical-align="middle" draw:auto-grow-height="false" fo:min-height="10.921cm" fo:min-width="0.889cm"/>
      <style:paragraph-properties style:writing-mode="lr-tb"/>
    </style:style>
    <style:style style:name="gr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515cm" fo:min-width="0.636cm"/>
      <style:paragraph-properties style:writing-mode="lr-tb"/>
    </style:style>
    <style:style style:name="gr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512cm" fo:min-width="0.324cm"/>
      <style:paragraph-properties style:writing-mode="lr-tb"/>
    </style:style>
    <style:style style:name="gr4" style:family="graphic" style:parent-style-name="standard">
      <style:graphic-properties svg:stroke-color="#000000" draw:fill="none" draw:fill-color="#729fcf" loext:fill-use-slide-background="false" draw:textarea-horizontal-align="justify" draw:textarea-vertical-align="middle" draw:auto-grow-height="false" fo:min-height="0.773cm" fo:min-width="0.893cm"/>
    </style:style>
    <style:style style:name="gr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3.991cm" fo:min-width="3.978cm"/>
    </style:style>
    <style:style style:name="gr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57cm" fo:min-width="0.513cm"/>
      <style:paragraph-properties style:writing-mode="lr-tb"/>
    </style:style>
    <style:style style:name="gr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57cm" fo:min-width="0.633cm"/>
      <style:paragraph-properties style:writing-mode="lr-tb"/>
    </style:style>
    <style:style style:name="gr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57cm" fo:min-width="0.66cm"/>
      <style:paragraph-properties style:writing-mode="lr-tb"/>
    </style:style>
    <style:style style:name="gr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57cm" fo:min-width="0.513cm"/>
    </style:style>
    <style:style style:name="gr1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57cm" fo:min-width="1.078cm"/>
      <style:paragraph-properties style:writing-mode="lr-tb"/>
    </style:style>
    <style:style style:name="gr1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521cm" fo:min-width="0.184cm"/>
    </style:style>
    <style:style style:name="gr1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521cm" fo:min-width="0.184cm"/>
      <style:paragraph-properties style:writing-mode="lr-tb"/>
    </style:style>
    <style:style style:name="gr1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513cm" fo:min-width="0.26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 draw:opacity="100%"/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7pt"/>
    </style:style>
    <style:style style:name="P4" style:family="paragraph">
      <loext:graphic-properties draw:fill="none" draw:fill-color="#729fcf" draw:opacity="100%"/>
      <style:paragraph-properties fo:text-align="center"/>
      <style:text-properties fo:font-size="7pt" style:font-size-asian="11pt" style:font-size-complex="11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9pt" style:font-size-asian="9pt" style:font-size-complex="9pt"/>
    </style:style>
    <style:style style:name="P8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9" style:family="paragraph">
      <loext:graphic-properties draw:fill="none" draw:fill-color="#729fcf"/>
      <style:paragraph-properties fo:text-align="center"/>
    </style:style>
    <style:style style:name="P10" style:family="paragraph">
      <style:paragraph-properties fo:text-align="center"/>
      <style:text-properties fo:font-size="7pt" style:font-size-asian="10pt" style:font-size-complex="10pt"/>
    </style:style>
    <style:style style:name="P11" style:family="paragraph">
      <loext:graphic-properties draw:fill="none"/>
      <style:paragraph-properties fo:text-align="center"/>
      <style:text-properties fo:font-size="7pt" style:font-size-asian="10pt" style:font-size-complex="10pt"/>
    </style:style>
    <style:style style:name="P12" style:family="paragraph">
      <loext:graphic-properties draw:fill="none"/>
      <style:paragraph-properties fo:text-align="center"/>
      <style:text-properties fo:font-size="7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size-asian="11pt" style:font-size-complex="11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389cm" svg:height="11.171cm" svg:x="0.546cm" svg:y="8.884cm">
          <text:p text:style-name="P1"><text:span text:style-name="T1">20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171cm" svg:x="2.159cm" svg:y="8.88cm">
          <text:p text:style-name="P1"><text:span text:style-name="T1">20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171cm" svg:x="3.757cm" svg:y="8.879cm">
          <text:p text:style-name="P1"><text:span text:style-name="T1">2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171cm" svg:x="5.366cm" svg:y="8.874cm">
          <text:p text:style-name="P1"><text:span text:style-name="T1">2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171cm" svg:x="6.904cm" svg:y="8.876cm">
          <text:p text:style-name="P1"><text:span text:style-name="T1">2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89cm" svg:height="11.171cm" svg:x="10.076cm" svg:y="8.869cm">
          <text:p text:style-name="P1"><text:span text:style-name="T1">2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171cm" svg:x="11.646cm" svg:y="8.843cm">
          <text:p text:style-name="P1"><text:span text:style-name="T1">2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171cm" svg:x="8.506cm" svg:y="8.896cm">
          <text:p text:style-name="P1"><text:span text:style-name="T1">206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389cm" svg:height="11.171cm" svg:x="13.286cm" svg:y="8.843cm">
          <text:p text:style-name="P3"><text:span text:style-name="T2">209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218cm" svg:height="0.847cm" svg:x="0.617cm" svg:y="7.002cm">
          <text:p text:style-name="P5"><text:span text:style-name="T3">1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0.601cm" svg:y="5.891cm">
          <text:p text:style-name="P5"><text:span text:style-name="T3">2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0.601cm" svg:y="4.744cm">
          <text:p text:style-name="P5"><text:span text:style-name="T3">3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0.619cm" svg:y="3.474cm">
          <text:p text:style-name="P5"><text:span text:style-name="T3">4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1.164cm" svg:height="1.076cm" svg:x="0.67cm" svg:y="0.599cm">
          <text:p text:style-name="P7"><text:span text:style-name="T4">4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draw:layer="layout" svg:width="1.393cm" svg:height="1.023cm" svg:x="0.529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218cm" svg:height="0.847cm" svg:x="2.205cm" svg:y="7.02cm">
          <text:p text:style-name="P5"><text:span text:style-name="T3">1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2.189cm" svg:y="5.909cm">
          <text:p text:style-name="P5"><text:span text:style-name="T3">2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2.189cm" svg:y="4.762cm">
          <text:p text:style-name="P5"><text:span text:style-name="T3">3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2.207cm" svg:y="3.492cm">
          <text:p text:style-name="P5"><text:span text:style-name="T3">4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1.164cm" svg:height="1.076cm" svg:x="2.258cm" svg:y="0.617cm">
          <text:p text:style-name="P7"><text:span text:style-name="T4">40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draw:layer="layout" svg:width="1.393cm" svg:height="1.023cm" svg:x="2.117cm" svg:y="1.9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218cm" svg:height="0.847cm" svg:x="3.81cm" svg:y="7.037cm">
          <text:p text:style-name="P5"><text:span text:style-name="T3">10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3.794cm" svg:y="5.926cm">
          <text:p text:style-name="P5"><text:span text:style-name="T3">20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3.794cm" svg:y="4.779cm">
          <text:p text:style-name="P5"><text:span text:style-name="T3">30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3.812cm" svg:y="3.509cm">
          <text:p text:style-name="P5"><text:span text:style-name="T3">40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1.164cm" svg:height="1.076cm" svg:x="3.863cm" svg:y="0.634cm">
          <text:p text:style-name="P7"><text:span text:style-name="T4">40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draw:layer="layout" svg:width="1.393cm" svg:height="1.023cm" svg:x="3.722cm" svg:y="1.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218cm" svg:height="0.847cm" svg:x="5.45cm" svg:y="7.037cm">
          <text:p text:style-name="P5"><text:span text:style-name="T3">10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5.434cm" svg:y="5.926cm">
          <text:p text:style-name="P5"><text:span text:style-name="T3">20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5.434cm" svg:y="4.779cm">
          <text:p text:style-name="P5"><text:span text:style-name="T3">30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5.452cm" svg:y="3.509cm">
          <text:p text:style-name="P5"><text:span text:style-name="T3">40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1.164cm" svg:height="1.076cm" svg:x="5.503cm" svg:y="0.634cm">
          <text:p text:style-name="P7"><text:span text:style-name="T4">40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draw:layer="layout" svg:width="1.393cm" svg:height="1.023cm" svg:x="5.362cm" svg:y="1.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218cm" svg:height="0.847cm" svg:x="7.002cm" svg:y="7.055cm">
          <text:p text:style-name="P5"><text:span text:style-name="T3">10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6.986cm" svg:y="5.944cm">
          <text:p text:style-name="P5"><text:span text:style-name="T3">20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6.986cm" svg:y="4.797cm">
          <text:p text:style-name="P5"><text:span text:style-name="T3">30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7.004cm" svg:y="3.527cm">
          <text:p text:style-name="P5"><text:span text:style-name="T3">40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1.164cm" svg:height="1.076cm" svg:x="7.055cm" svg:y="0.652cm">
          <text:p text:style-name="P7"><text:span text:style-name="T4">4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draw:layer="layout" svg:width="1.393cm" svg:height="1.023cm" svg:x="6.914cm" svg:y="1.9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218cm" svg:height="0.847cm" svg:x="8.59cm" svg:y="7.037cm">
          <text:p text:style-name="P5"><text:span text:style-name="T3">106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8.574cm" svg:y="5.926cm">
          <text:p text:style-name="P5"><text:span text:style-name="T3">20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8.574cm" svg:y="4.779cm">
          <text:p text:style-name="P5"><text:span text:style-name="T3">30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8.592cm" svg:y="3.509cm">
          <text:p text:style-name="P5"><text:span text:style-name="T3">40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1.164cm" svg:height="1.076cm" svg:x="8.643cm" svg:y="0.634cm">
          <text:p text:style-name="P7"><text:span text:style-name="T4">40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draw:layer="layout" svg:width="1.393cm" svg:height="1.023cm" svg:x="8.502cm" svg:y="1.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218cm" svg:height="0.847cm" svg:x="10.125cm" svg:y="7.038cm">
          <text:p text:style-name="P5"><text:span text:style-name="T3">10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10.109cm" svg:y="5.927cm">
          <text:p text:style-name="P5"><text:span text:style-name="T3">20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10.109cm" svg:y="4.78cm">
          <text:p text:style-name="P5"><text:span text:style-name="T3">30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10.127cm" svg:y="3.51cm">
          <text:p text:style-name="P5"><text:span text:style-name="T3">40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1.164cm" svg:height="1.076cm" svg:x="10.178cm" svg:y="0.635cm">
          <text:p text:style-name="P7"><text:span text:style-name="T4">40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draw:layer="layout" svg:width="1.393cm" svg:height="1.023cm" svg:x="10.037cm" svg:y="1.9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218cm" svg:height="0.847cm" svg:x="11.747cm" svg:y="7.055cm">
          <text:p text:style-name="P5"><text:span text:style-name="T3">1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11.731cm" svg:y="5.944cm">
          <text:p text:style-name="P5"><text:span text:style-name="T3">2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11.731cm" svg:y="4.797cm">
          <text:p text:style-name="P5"><text:span text:style-name="T3">3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218cm" svg:height="0.847cm" svg:x="11.749cm" svg:y="3.527cm">
          <text:p text:style-name="P5"><text:span text:style-name="T3">4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1.164cm" svg:height="1.076cm" svg:x="11.8cm" svg:y="0.652cm">
          <text:p text:style-name="P7"><text:span text:style-name="T4">40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draw:layer="layout" svg:width="1.393cm" svg:height="1.023cm" svg:x="11.659cm" svg:y="1.9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1.218cm" svg:height="0.847cm" svg:x="13.406cm" svg:y="7.037cm">
          <text:p text:style-name="P10"><text:span text:style-name="T5">10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6.332cm" svg:height="5.997cm" svg:x="22.084cm" svg:y="13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1.111cm" svg:height="1.005cm" svg:x="16.545cm" svg:y="17.621cm">
          <text:p text:style-name="P3">S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1.111cm" svg:height="1.005cm" svg:x="16.563cm" svg:y="18.909cm">
          <text:p text:style-name="P3">Dow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1.111cm" svg:height="1.005cm" svg:x="18.027cm" svg:y="17.586cm">
          <text:p text:style-name="P3">Nex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1.111cm" svg:height="1.005cm" svg:x="14.993cm" svg:y="17.621cm">
          <text:p text:style-name="P3">Pre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1.111cm" svg:height="1.005cm" svg:x="16.51cm" svg:y="16.227cm">
          <text:p text:style-name="P3">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draw:layer="layout" svg:width="1.231cm" svg:height="1.005cm" svg:x="15.222cm" svg:y="13.228cm">
          <text:p text:style-name="P3">Page Dow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1.258cm" svg:height="1.005cm" svg:x="16.792cm" svg:y="13.193cm">
          <text:p text:style-name="P3">Page 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1.111cm" svg:height="1.005cm" svg:x="15.24cm" svg:y="14.4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1.111cm" svg:height="1.005cm" svg:x="16.809cm" svg:y="14.4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1.676cm" svg:height="1.005cm" svg:x="15.292cm" svg:y="11.481cm">
          <text:p text:style-name="P3">«««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1.676cm" svg:height="1.005cm" svg:x="18.062cm" svg:y="11.445cm">
          <text:p text:style-name="P3">»»»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1.676cm" svg:height="1.005cm" svg:x="20.78cm" svg:y="11.463cm">
          <text:p text:style-name="P3">Pau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1.676cm" svg:height="1.005cm" svg:x="23.781cm" svg:y="11.481cm">
          <text:p text:style-name="P3">Go+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1.676cm" svg:height="1.005cm" svg:x="26.621cm" svg:y="11.428cm">
          <text:p text:style-name="P3">Go-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1.111cm" svg:height="1.005cm" svg:x="27.958cm" svg:y="13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0.758cm" svg:height="0.845cm" svg:x="15.397cm" svg:y="10.01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0.758cm" svg:height="0.845cm" svg:x="17.322cm" svg:y="10.0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0.758cm" svg:height="0.845cm" svg:x="19.334cm" svg:y="10.0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0.758cm" svg:height="0.845cm" svg:x="21.434cm" svg:y="10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0.758cm" svg:height="0.845cm" svg:x="23.692cm" svg:y="10.0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0.758cm" svg:height="0.845cm" svg:x="25.792cm" svg:y="10.0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0.758cm" svg:height="0.845cm" svg:x="27.61cm" svg:y="9.9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0.758cm" svg:height="0.845cm" svg:x="15.398cm" svg:y="8.57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0.758cm" svg:height="0.845cm" svg:x="17.323cm" svg:y="8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0.758cm" svg:height="0.845cm" svg:x="19.335cm" svg:y="8.5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0.758cm" svg:height="0.845cm" svg:x="21.435cm" svg:y="8.5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0.758cm" svg:height="0.845cm" svg:x="23.693cm" svg:y="8.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0.758cm" svg:height="0.845cm" svg:x="25.793cm" svg:y="8.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0.758cm" svg:height="0.845cm" svg:x="27.611cm" svg:y="8.5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0.758cm" svg:height="0.845cm" svg:x="15.399cm" svg:y="7.67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0.758cm" svg:height="0.845cm" svg:x="17.324cm" svg:y="7.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0.758cm" svg:height="0.845cm" svg:x="19.336cm" svg:y="7.6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0.758cm" svg:height="0.845cm" svg:x="21.436cm" svg:y="7.6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0.758cm" svg:height="0.845cm" svg:x="23.694cm" svg:y="7.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0.758cm" svg:height="0.845cm" svg:x="25.794cm" svg:y="7.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0.758cm" svg:height="0.845cm" svg:x="27.612cm" svg:y="7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0.758cm" svg:height="0.845cm" svg:x="15.575cm" svg:y="5.909cm">
          <text:p text:style-name="P3">X9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0.847cm" svg:height="0.845cm" svg:x="17.024cm" svg:y="5.927cm">
          <text:p text:style-name="P3">X1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0.758cm" svg:height="0.845cm" svg:x="18.718cm" svg:y="5.909cm">
          <text:p text:style-name="P3">X1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0.758cm" svg:height="0.845cm" svg:x="20.359cm" svg:y="5.909cm">
          <text:p text:style-name="P3">X1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0.758cm" svg:height="0.845cm" svg:x="22.212cm" svg:y="5.889cm">
          <text:p text:style-name="P3">X1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0.758cm" svg:height="0.845cm" svg:x="24.171cm" svg:y="5.872cm">
          <text:p text:style-name="P3">X1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0.758cm" svg:height="0.845cm" svg:x="26.025cm" svg:y="5.89cm">
          <text:p text:style-name="P3">X15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0.758cm" svg:height="0.845cm" svg:x="27.537cm" svg:y="5.908cm">
          <text:p text:style-name="P3">X1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0.758cm" svg:height="0.845cm" svg:x="15.576cm" svg:y="4.392cm">
          <text:p text:style-name="P3">X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0.758cm" svg:height="0.845cm" svg:x="17.025cm" svg:y="4.41cm">
          <text:p text:style-name="P3">X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0.758cm" svg:height="0.845cm" svg:x="18.719cm" svg:y="4.392cm">
          <text:p text:style-name="P3">X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0.758cm" svg:height="0.845cm" svg:x="20.36cm" svg:y="4.392cm">
          <text:p text:style-name="P3">X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0.758cm" svg:height="0.845cm" svg:x="22.235cm" svg:y="4.372cm">
          <text:p text:style-name="P3">X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0.758cm" svg:height="0.845cm" svg:x="24.172cm" svg:y="4.355cm">
          <text:p text:style-name="P3">X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0.758cm" svg:height="0.845cm" svg:x="26.026cm" svg:y="4.373cm">
          <text:p text:style-name="P3">X7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0.758cm" svg:height="0.845cm" svg:x="27.538cm" svg:y="4.391cm">
          <text:p text:style-name="P3">X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0.758cm" svg:height="0.845cm" svg:x="13.884cm" svg:y="4.28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0.758cm" svg:height="0.845cm" svg:x="13.867cm" svg:y="2.59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0.758cm" svg:height="0.845cm" svg:x="27.609cm" svg:y="2.59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0.758cm" svg:height="0.845cm" svg:x="14.2cm" svg:y="0.759cm">
          <text:p text:style-name="P3">High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0.758cm" svg:height="0.845cm" svg:x="15.442cm" svg:y="0.777cm">
          <text:p text:style-name="P3">Solo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0.758cm" svg:height="0.845cm" svg:x="16.691cm" svg:y="0.742cm">
          <text:p text:style-name="P3">Freez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0.758cm" svg:height="0.845cm" svg:x="18.014cm" svg:y="0.707cm">
          <text:p text:style-name="P3">Prv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0.758cm" svg:height="0.845cm" svg:x="19.25cm" svg:y="0.739cm">
          <text:p text:style-name="P3">Bli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0.758cm" svg:height="0.845cm" svg:x="20.803cm" svg:y="0.7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96cm" fo:margin-bottom="0.33cm" fo:margin-left="0.296cm" fo:margin-right="0.329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01T21:54:10.535000000</meta:creation-date>
    <dc:date>2024-04-02T00:17:44.760000000</dc:date>
    <meta:editing-duration>PT2H23M36S</meta:editing-duration>
    <meta:editing-cycles>3</meta:editing-cycles>
    <meta:generator>LibreOffice/7.5.1.2$Windows_X86_64 LibreOffice_project/fcbaee479e84c6cd81291587d2ee68cba099e129</meta:generator>
    <meta:document-statistic meta:object-count="120"/>
  </office:meta>
</office:document-meta>
</file>